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6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6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1">11/21/2025</text:date>, <text:time>23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1T23:44:07.48</dc:date>
    <meta:generator>OpenOffice/4.1.16$Win32 OpenOffice.org_project/4116m3$Build-9816</meta:generator>
    <meta:editing-duration>PT14H45M28S</meta:editing-duration>
    <meta:editing-cycles>99</meta:editing-cycles>
    <meta:document-statistic meta:table-count="15" meta:cell-count="950" meta:object-count="0"/>
  </office:meta>
</office:document-meta>
</file>